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511" officeooo:paragraph-rsid="000d5511"/>
    </style:style>
    <style:style style:name="P2" style:family="paragraph" style:parent-style-name="Standard">
      <style:text-properties officeooo:rsid="000f8f89" officeooo:paragraph-rsid="000f8f89"/>
    </style:style>
    <style:style style:name="P3" style:family="paragraph" style:parent-style-name="Standard">
      <style:text-properties officeooo:rsid="001141ec" officeooo:paragraph-rsid="001141ec"/>
    </style:style>
    <style:style style:name="T1" style:family="text">
      <style:text-properties officeooo:rsid="000e0c72"/>
    </style:style>
    <style:style style:name="T2" style:family="text">
      <style:text-properties officeooo:rsid="000f8f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 :</text:p>
      <text:p text:style-name="P1"/>
      <text:p text:style-name="P1"><text:tab/>J’ai fait les protocoles suivants :</text:p>
      <text:p text:style-name="P1"><text:tab/></text:p>
      <text:p text:style-name="P1"><text:tab/><text:tab/>-ethernet</text:p>
      <text:p text:style-name="P1"><text:tab/><text:tab/>-ipv6 (sans la gestion des options)</text:p>
      <text:p text:style-name="P1"><text:tab/><text:tab/>-ipv4</text:p>
      <text:p text:style-name="P1"><text:tab/><text:tab/>-tcp (avec les options <text:span text:style-name="T1">qui ne marchent pas tout le temps)</text:span></text:p>
      <text:p text:style-name="P1"><text:tab/><text:tab/>-<text:span text:style-name="T1">udp</text:span></text:p>
      <text:p text:style-name="P1"><text:tab/><text:tab/>-<text:span text:style-name="T1">arp</text:span></text:p>
      <text:p text:style-name="P1"><text:tab/><text:tab/>-<text:span text:style-name="T1">bootp (avec les options)</text:span></text:p>
      <text:p text:style-name="P1"><text:tab/><text:tab/>-<text:span text:style-name="T1">dns (avec les options) </text:span></text:p>
      <text:p text:style-name="P1"><text:tab/><text:tab/>-<text:span text:style-name="T1">http</text:span></text:p>
      <text:p text:style-name="P1"><text:tab/><text:tab/>-<text:span text:style-name="T1">ftp</text:span></text:p>
      <text:p text:style-name="P1"><text:tab/><text:tab/>-<text:span text:style-name="T1">imap</text:span></text:p>
      <text:p text:style-name="P1"><text:tab/><text:tab/>-<text:span text:style-name="T1">pop</text:span></text:p>
      <text:p text:style-name="P1"><text:tab/><text:tab/>-<text:span text:style-name="T1">smtp</text:span></text:p>
      <text:p text:style-name="P1"/>
      <text:p text:style-name="P1"/>
      <text:p text:style-name="P1"><text:tab/><text:span text:style-name="T1">Le verbosité marche, il faut préciser l’option -v avant les options -o ou -i sinon on aura la verbosité qui vaudra 3. </text:span></text:p>
      <text:p text:style-name="P1"><text:tab/><text:tab/></text:p>
      <text:p text:style-name="P1"><text:tab/><text:tab/>- <text:span text:style-name="T1">verbosité = 1 : on affiche les infos de trame (taille et numéro ainsi que les destinataire et la source)</text:span></text:p>
      <text:p text:style-name="P1"><text:tab/><text:tab/>- <text:span text:style-name="T1">verbosité = 2 : on affiche quelques infos pour chaque protocole.</text:span></text:p>
      <text:p text:style-name="P1"/>
      <text:p text:style-name="P1"/>
      <text:p text:style-name="P1"><text:tab/><text:span text:style-name="T1">Le filtre marche. Il faut bien mettre le type du filtre entre guillemets exemple :</text:span></text:p>
      <text:p text:style-name="P1">./<text:span text:style-name="T1">main -v 3 -f « port 53 » -o dns.cap</text:span></text:p>
      <text:p text:style-name="P3">Il faut aussi placer l’option -f avant les options -o ou -i.</text:p>
      <text:p text:style-name="P1"/>
      <text:p text:style-name="P1"/>
      <text:p text:style-name="P2">!!! Pour lire une interface par défaut en ligne il faut le préciser avec -i default !!!</text:p>
      <text:p text:style-name="P3">Sinon on peut préciser n’importe quelle interface pourvu qu’elle existe !</text:p>
      <text:p text:style-name="P3"/>
      <text:p text:style-name="P3"><text:span text:style-name="T2">Pour exécuter les fichiers il faut faire un make dans analyseur_reseau puis l’exécutable est ./main</text:span></text:p>
      <text:p text:style-name="P2"/>
      <text:p text:style-name="P2">Des exemples de trames se trouvent dans fichiers_pcap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7:52:26.780631954</meta:creation-date>
    <dc:date>2018-12-20T18:47:05.955582474</dc:date>
    <meta:editing-duration>PT3M36S</meta:editing-duration>
    <meta:editing-cycles>1</meta:editing-cycles>
    <meta:document-statistic meta:table-count="0" meta:image-count="0" meta:object-count="0" meta:page-count="1" meta:paragraph-count="27" meta:word-count="185" meta:character-count="1046" meta:non-whitespace-character-count="848"/>
    <meta:generator>LibreOffice/6.0.3.2$Linux_X86_64 LibreOffice_project/00m0$Build-2</meta:generator>
  </office:meta>
</office:document-meta>
</file>